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627.54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reduc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Default" office:value-type="string" calcext:value-type="string">
            <text:p>MTD_CFI_ADV_OPTIONS</text:p>
          </table:table-cell>
          <table:table-cell table:style-name="Default"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Default" table:number-columns-repeated="1022"/>
        </table:table-row>
        <table:table-row table:style-name="ro1">
          <table:table-cell table:style-name="Default" office:value-type="string" calcext:value-type="string">
            <text:p>MTD_CFI_GEOMETRY</text:p>
          </table:table-cell>
          <table:table-cell table:style-name="Default"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Default" table:number-columns-repeated="1022"/>
        </table:table-row>
        <table:table-row table:style-name="ro1">
          <table:table-cell table:style-name="ce1" office:value-type="string" calcext:value-type="string">
            <text:p>SCSI_MPT2SAS_MAX_SGE</text:p>
          </table:table-cell>
          <table:table-cell table:style-name="ce1"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1" table:number-columns-repeated="1022"/>
        </table:table-row>
        <table:table-row table:style-name="ro1">
          <table:table-cell table:style-name="ce1" office:value-type="string" calcext:value-type="string">
            <text:p>SCSI_MPT3SAS_MAX_SGE</text:p>
          </table:table-cell>
          <table:table-cell table:style-name="ce1"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1" table:number-columns-repeated="1022"/>
        </table:table-row>
        <table:table-row table:style-name="ro1">
          <table:table-cell table:style-name="ce1" office:value-type="string" calcext:value-type="string">
            <text:p>SCSI_EATA_LINKED_COMMANDS</text:p>
          </table:table-cell>
          <table:table-cell table:style-name="ce1"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style-name="ce1" table:number-columns-repeated="1022"/>
        </table:table-row>
        <table:table-row table:style-name="ro1">
          <table:table-cell table:style-name="ce1" office:value-type="string" calcext:value-type="string">
            <text:p>SCSI_EATA_MAX_TAGS</text:p>
          </table:table-cell>
          <table:table-cell table:style-name="ce1"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style-name="ce1" table:number-columns-repeated="1022"/>
        </table:table-row>
        <table:table-row table:style-name="ro1">
          <table:table-cell table:style-name="ce1" office:value-type="string" calcext:value-type="string">
            <text:p>FUSION_MAX_SGE</text:p>
          </table:table-cell>
          <table:table-cell table:style-name="ce1"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style-name="ce1" table:number-columns-repeated="1022"/>
        </table:table-row>
        <table:table-row table:style-name="ro1">
          <table:table-cell table:style-name="Default" office:value-type="string" calcext:value-type="string">
            <text:p>ACENIC_OMIT_TIGON_I</text:p>
          </table:table-cell>
          <table:table-cell table:style-name="Default"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Default" table:number-columns-repeated="1022"/>
        </table:table-row>
        <table:table-row table:style-name="ro1">
          <table:table-cell table:style-name="ce1" office:value-type="string" calcext:value-type="string">
            <text:p>TULIP_NAPI</text:p>
          </table:table-cell>
          <table:table-cell table:style-name="ce1"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style-name="ce1" table:number-columns-repeated="1022"/>
        </table:table-row>
        <table:table-row table:style-name="ro1">
          <table:table-cell table:style-name="ce1" office:value-type="string" calcext:value-type="string">
            <text:p>TULIP_NAPI_HW_MITIGATION</text:p>
          </table:table-cell>
          <table:table-cell table:style-name="ce1"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style-name="ce1" table:number-columns-repeated="1022"/>
        </table:table-row>
        <table:table-row table:style-name="ro1">
          <table:table-cell table:style-name="Default" office:value-type="string" calcext:value-type="string">
            <text:p>B43LEGACY_DMA_MODE</text:p>
          </table:table-cell>
          <table:table-cell table:style-name="Default" office:value-type="string" calcext:value-type="string">
            <text:p>Only include Direct Memory Access (DMA). This reduces the size of the driver module, by omitting the PIO code.</text:p>
          </table:table-cell>
          <table:table-cell table:style-name="Default" table:number-columns-repeated="1022"/>
        </table:table-row>
        <table:table-row table:style-name="ro1">
          <table:table-cell table:style-name="Default" office:value-type="string" calcext:value-type="string">
            <text:p>B43LEGACY_PIO_MODE</text:p>
          </table:table-cell>
          <table:table-cell table:style-name="Default"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Default" table:number-columns-repeated="1022"/>
        </table:table-row>
        <table:table-row table:style-name="ro1">
          <table:table-cell table:style-name="ce2" office:value-type="string" calcext:value-type="string">
            <text:p>ISDN_I4L</text:p>
          </table:table-cell>
          <table:table-cell table:style-name="ce2"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style-name="ce2"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Default" office:value-type="string" calcext:value-type="string">
            <text:p>SSB_SILENT</text:p>
          </table:table-cell>
          <table:table-cell table:style-name="Default"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Default"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2" office:value-type="string" calcext:value-type="string">
            <text:p>FB_VIA_X_COMPATIBILITY</text:p>
          </table:table-cell>
          <table:table-cell table:style-name="ce2"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2"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Default" office:value-type="string" calcext:value-type="string">
            <text:p>SND_PROC_FS</text:p>
          </table:table-cell>
          <table:table-cell table:style-name="Default" office:value-type="string" calcext:value-type="string">
            <text:p>Say 'N' to disable Sound proc FS, which may reduce code size about 9KB on x86_64 platform. If unsure say Y.</text:p>
          </table:table-cell>
          <table:table-cell table:style-name="Default"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table:style-name="ce2" office:value-type="string" calcext:value-type="string">
            <text:p>USB_OTG_BLACKLIST_HUB</text:p>
          </table:table-cell>
          <table:table-cell table:style-name="ce2"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style-name="ce2"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table:style-name="ce2" office:value-type="string" calcext:value-type="string">
            <text:p>ACPI_REDUCED_HARDWARE_ONLY</text:p>
          </table:table-cell>
          <table:table-cell table:style-name="ce2"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2"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Default" office:value-type="string" calcext:value-type="string">
            <text:p>DEBUG_INFO_REDUCED</text:p>
          </table:table-cell>
          <table:table-cell table:style-name="Default"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Default" table:number-columns-repeated="1022"/>
        </table:table-row>
        <table:table-row table:style-name="ro1">
          <table:table-cell table:style-name="Default" office:value-type="string" calcext:value-type="string">
            <text:p>DEBUG_INFO_SPLIT</text:p>
          </table:table-cell>
          <table:table-cell table:style-name="Default"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Default"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Default" office:value-type="string" calcext:value-type="string">
            <text:p>POSIX_TIMERS</text:p>
          </table:table-cell>
          <table:table-cell table:style-name="Default"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Default" table:number-columns-repeated="1022"/>
        </table:table-row>
        <table:table-row table:style-name="ro1">
          <table:table-cell table:style-name="ce2" office:value-type="string" calcext:value-type="string">
            <text:p>KALLSYMS_BASE_RELATIVE</text:p>
          </table:table-cell>
          <table:table-cell table:style-name="ce2"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2" table:number-columns-repeated="1022"/>
        </table:table-row>
        <table:table-row table:style-name="ro1">
          <table:table-cell table:style-name="Default" office:value-type="string" calcext:value-type="string">
            <text:p>BASE_FULL</text:p>
          </table:table-cell>
          <table:table-cell table:style-name="Default" office:value-type="string" calcext:value-type="string">
            <text:p>Disabling this option reduces the size of miscellaneous core kernel data structures. This saves memory on small machines, but may reduce performance.</text:p>
          </table:table-cell>
          <table:table-cell table:style-name="Default"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Default" office:value-type="string" calcext:value-type="string">
            <text:p>MODULE_SIG</text:p>
          </table:table-cell>
          <table:table-cell table:style-name="Default"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Default"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text:p>
          </table:table-cell>
          <table:table-cell office:value-type="string" calcext:value-type="string">
            <text:p><text:s/>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1"/>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Default" office:value-type="string" calcext:value-type="string">
            <text:p>BRIDGE_IGMP_SNOOPING</text:p>
          </table:table-cell>
          <table:table-cell table:style-name="Default"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BRIDGE_VLAN_FILTERING</text:p>
          </table:table-cell>
          <table:table-cell table:style-name="Default"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Default"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Default" office:value-type="string" calcext:value-type="string">
            <text:p>OPENVSWITCH_GRE</text:p>
          </table:table-cell>
          <table:table-cell table:style-name="Default" office:value-type="string" calcext:value-type="string">
            <text:p>If you say Y here, then the Open vSwitch will be able create GRE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VXLAN</text:p>
          </table:table-cell>
          <table:table-cell table:style-name="Default" office:value-type="string" calcext:value-type="string">
            <text:p>If you say Y here, then the Open vSwitch will be able create vxlan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GENEVE</text:p>
          </table:table-cell>
          <table:table-cell table:style-name="Default" office:value-type="string" calcext:value-type="string">
            <text:p>If you say Y here, then the Open vSwitch will be able create geneve vport. <text:s/>Say N to exclude this support and reduce the binary size.</text:p>
          </table:table-cell>
          <table:table-cell table:style-name="Default"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EXT4_USE_FOR_EXT2</text:p>
          </table:table-cell>
          <table:table-cell table:style-name="Default"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Default"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table:style-name="Default" office:value-type="string" calcext:value-type="string">
            <text:p>PROC_PAGE_MONITOR</text:p>
          </table:table-cell>
          <table:table-cell table:style-name="Default"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Default"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table:style-name="ce2" office:value-type="string" calcext:value-type="string">
            <text:p>CRYPTO_AES_PPC_SPE</text:p>
          </table:table-cell>
          <table:table-cell table:style-name="ce2"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style-name="ce2" table:number-columns-repeated="1022"/>
        </table:table-row>
        <table:table-row table:style-name="ro1">
          <table:table-cell table:style-name="ce2" office:value-type="string" calcext:value-type="string">
            <text:p>PACK_STACK</text:p>
          </table:table-cell>
          <table:table-cell table:style-name="ce2"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style-name="ce2"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table:style-name="Default" office:value-type="string" calcext:value-type="string">
            <text:p>PS3_REPOSITORY_WRITE</text:p>
          </table:table-cell>
          <table:table-cell table:style-name="Default"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Default"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table:style-name="Default"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Default"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table:style-name="Default" office:value-type="string" calcext:value-type="string">
            <text:p>DEBUG_ZBOOT</text:p>
          </table:table-cell>
          <table:table-cell table:style-name="Default"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Default" table:number-columns-repeated="1022"/>
        </table:table-row>
        <table:table-row table:style-name="ro1">
          <table:table-cell table:style-name="Default" office:value-type="string" calcext:value-type="string">
            <text:p>CPU_HAS_MSA</text:p>
          </table:table-cell>
          <table:table-cell table:style-name="Default"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Default" table:number-columns-repeated="1022"/>
        </table:table-row>
        <table:table-row table:style-name="ro1">
          <table:table-cell table:style-name="Default" office:value-type="string" calcext:value-type="string">
            <text:p>MIPS_O32_FP64_SUPPORT</text:p>
          </table:table-cell>
          <table:table-cell table:style-name="Default"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style-name="Default"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table:style-name="Default" office:value-type="string" calcext:value-type="string">
            <text:p>ARCH_CATS</text:p>
          </table:table-cell>
          <table:table-cell table:style-name="Default" office:value-type="string" calcext:value-type="string">
            <text:p>Say Y here if you intend to run this kernel on the CATS.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PERSONAL_SERVER</text:p>
          </table:table-cell>
          <table:table-cell table:style-name="Default"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Default" table:number-columns-repeated="1022"/>
        </table:table-row>
        <table:table-row table:style-name="ro1">
          <table:table-cell table:style-name="Default" office:value-type="string" calcext:value-type="string">
            <text:p>ARCH_EBSA285_ADDIN</text:p>
          </table:table-cell>
          <table:table-cell table:style-name="Default" office:value-type="string" calcext:value-type="string">
            <text:p>Say Y here if you intend to run this kernel on the EBSA285 card in addi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EBSA285_HOST</text:p>
          </table:table-cell>
          <table:table-cell table:style-name="Default" office:value-type="string" calcext:value-type="string">
            <text:p>Say Y here if you intend to run this kernel on the EBSA285 card in host ("central functio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NETWINDER</text:p>
          </table:table-cell>
          <table:table-cell table:style-name="Default"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Default" table:number-columns-repeated="1022"/>
        </table:table-row>
        <table:table-row table:style-name="ro1">
          <table:table-cell office:value-type="string" calcext:value-type="string">
            <text:p>ARM_ERRATA_742231</text:p>
          </table:table-cell>
          <table:table-cell office:value-type="string" calcext:value-type="string">
            <text:p>This option enables the workaround for the 742231 Cortex-A9 (r2p0..r2p2) erratum. Under certain conditions, specific to the Cortex-A9 MPCore micro-architecture, two CPUs working in SMP mode, accessing some data located in the same cache line, may get corrupted data due to bad handling of the address hazard when the line gets replaced from one of the CPUs at the same time as another CPU is accessing it. This workaround sets specific bits in the diagnostic register of the Cortex-A9 which reduces the linefill issuing capabilities of the processor.</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2:09:04.635448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4:21:09.315213833</dc:date>
    <meta:editing-duration>PT2H12M2S</meta:editing-duration>
    <meta:editing-cycles>7</meta:editing-cycles>
    <meta:document-statistic meta:table-count="1" meta:cell-count="187" meta:object-count="0"/>
  </office:meta>
</office:document-meta>
</file>